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text-properties fo:font-size="14pt" style:font-size-asian="14pt" style:font-size-complex="14pt"/>
    </style:style>
    <style:style style:name="P5" style:family="paragraph" style:parent-style-name="Title">
      <style:paragraph-properties fo:line-height="115%" fo:text-align="center" style:justify-single-word="false" fo:break-before="auto" fo:break-after="auto" fo:padding="0cm" fo:border-left="none" fo:border-right="none" fo:border-top="none" fo:border-bottom="1.5pt solid #808080" style:writing-mode="lr-tb"/>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justify" style:justify-single-word="false"/>
      <style:text-properties fo:font-size="10pt" officeooo:rsid="001a055c" officeooo:paragraph-rsid="001a055c" style:font-size-asian="10pt" style:font-size-complex="10pt"/>
    </style:style>
    <style:style style:name="P8" style:family="paragraph" style:parent-style-name="Table_20_Contents">
      <style:paragraph-properties fo:text-align="justify" style:justify-single-word="false"/>
      <style:text-properties fo:font-size="10pt" officeooo:rsid="001a055c" officeooo:paragraph-rsid="00206246" style:font-size-asian="10pt" style:font-size-complex="10pt"/>
    </style:style>
    <style:style style:name="P9" style:family="paragraph" style:parent-style-name="Table_20_Contents">
      <style:paragraph-properties fo:text-align="justify" style:justify-single-word="false"/>
      <style:text-properties fo:font-size="10pt" officeooo:rsid="00206246" officeooo:paragraph-rsid="00206246" style:font-size-asian="10pt" style:font-size-complex="10pt"/>
    </style:style>
    <style:style style:name="P10" style:family="paragraph" style:parent-style-name="Table_20_Contents">
      <style:paragraph-properties fo:text-align="justify" style:justify-single-word="false"/>
      <style:text-properties fo:font-size="10pt" officeooo:rsid="001d8eb7" officeooo:paragraph-rsid="001d8eb7" style:font-size-asian="10pt" style:font-size-complex="10pt"/>
    </style:style>
    <style:style style:name="P11" style:family="paragraph" style:parent-style-name="Table_20_Contents">
      <style:paragraph-properties fo:text-align="justify" style:justify-single-word="false"/>
      <style:text-properties fo:font-size="10pt" officeooo:rsid="001d8eb7" officeooo:paragraph-rsid="00206246" style:font-size-asian="10pt" style:font-size-complex="10pt"/>
    </style:style>
    <style:style style:name="P12" style:family="paragraph" style:parent-style-name="Table_20_Contents">
      <style:paragraph-properties fo:text-align="justify" style:justify-single-word="false"/>
      <style:text-properties fo:font-size="10pt" officeooo:rsid="0022f361" officeooo:paragraph-rsid="0022f361" style:font-size-asian="10pt" style:font-size-complex="10pt"/>
    </style:style>
    <style:style style:name="P13" style:family="paragraph" style:parent-style-name="Table_20_Contents">
      <style:paragraph-properties fo:text-align="justify" style:justify-single-word="false"/>
      <style:text-properties fo:font-size="10pt" fo:font-weight="bold" officeooo:rsid="00206246" officeooo:paragraph-rsid="00206246" style:font-size-asian="10pt" style:font-weight-asian="bold" style:font-size-complex="10pt" style:font-weight-complex="bold"/>
    </style:style>
    <style:style style:name="P14" style:family="paragraph" style:parent-style-name="Heading_20_1">
      <style:paragraph-properties fo:line-height="115%" fo:break-before="auto" fo:break-after="auto" style:writing-mode="lr-tb"/>
    </style:style>
    <style:style style:name="P15" style:family="paragraph" style:parent-style-name="Heading_20_1">
      <style:paragraph-properties fo:line-height="115%" fo:text-align="justify" style:justify-single-word="false" fo:break-before="auto" fo:break-after="auto" style:writing-mode="lr-tb"/>
    </style:style>
    <style:style style:name="P16" style:family="paragraph" style:parent-style-name="Heading_20_1">
      <style:paragraph-properties fo:line-height="115%" fo:text-align="justify" style:justify-single-word="false" fo:break-before="page" style:writing-mode="lr-tb"/>
    </style:style>
    <style:style style:name="P17" style:family="paragraph" style:parent-style-name="Standard" style:master-page-name="Standard">
      <style:paragraph-properties style:page-number="auto" fo:padding="0cm" fo:border-left="none" fo:border-right="none" fo:border-top="none" fo:border-bottom="1.5pt solid #808080"/>
    </style:style>
    <style:style style:name="P18" style:family="paragraph" style:parent-style-name="Standard" style:master-page-name="Standard">
      <style:paragraph-properties fo:line-height="115%" fo:text-align="center" style:justify-single-word="false" style:page-number="auto" fo:break-before="auto" fo:break-after="auto" style:writing-mode="lr-tb"/>
      <style:text-properties officeooo:rsid="0026aa0f" officeooo:paragraph-rsid="0026aa0f"/>
    </style:style>
    <style:style style:name="P19" style:family="paragraph" style:parent-style-name="Standard">
      <style:paragraph-properties fo:line-height="115%" fo:text-align="center" style:justify-single-word="false" fo:break-before="auto" fo:break-after="auto" style:writing-mode="lr-tb"/>
    </style:style>
    <style:style style:name="P20" style:family="paragraph" style:parent-style-name="Standard">
      <style:paragraph-properties fo:line-height="115%" fo:text-align="justify" style:justify-single-word="false" fo:break-before="auto" fo:break-after="auto" style:writing-mode="lr-tb"/>
      <style:text-properties fo:font-size="14pt" officeooo:rsid="00156d1e" officeooo:paragraph-rsid="00156d1e" style:font-size-asian="14pt" style:font-size-complex="14pt"/>
    </style:style>
    <style:style style:name="P21"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style>
    <style:style style:name="P22" style:family="paragraph" style:parent-style-name="Standard">
      <style:paragraph-properties fo:line-height="115%" fo:text-align="justify" style:justify-single-word="false" style:writing-mode="lr-tb"/>
      <style:text-properties fo:font-size="14pt" officeooo:rsid="00156d1e" officeooo:paragraph-rsid="00156d1e" style:font-size-asian="14pt" style:font-size-complex="14pt"/>
    </style:style>
    <style:style style:name="P23" style:family="paragraph" style:parent-style-name="Standard">
      <style:paragraph-properties fo:line-height="115%" fo:text-align="center" style:justify-single-word="false" style:writing-mode="lr-tb"/>
    </style:style>
    <style:style style:name="P24" style:family="paragraph" style:parent-style-name="Standard">
      <style:paragraph-properties fo:line-height="115%" fo:text-align="center" style:justify-single-word="false" style:writing-mode="lr-tb"/>
      <style:text-properties officeooo:rsid="0026aa0f" officeooo:paragraph-rsid="0026aa0f"/>
    </style:style>
    <style:style style:name="T1" style:family="text">
      <style:text-properties fo:font-size="12pt" style:font-size-asian="12pt" style:font-size-complex="12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tyle="italic" style:font-style-asian="italic" style:font-style-complex="italic"/>
    </style:style>
    <style:style style:name="T7" style:family="text">
      <style:text-properties style:font-name="Courier New" fo:font-size="14pt" style:font-name-asian="Courier New" style:font-size-asian="14pt" style:font-name-complex="Courier New" style:font-size-complex="14pt"/>
    </style:style>
    <style:style style:name="T8" style:family="text">
      <style:text-properties style:font-name="Courier New" fo:font-size="14pt" fo:font-weight="bold" style:font-name-asian="Courier New" style:font-size-asian="14pt" style:font-weight-asian="bold" style:font-name-complex="Courier New" style:font-size-complex="14pt" style:font-weight-complex="bold"/>
    </style:style>
    <style:style style:name="T9" style:family="text">
      <style:text-properties officeooo:rsid="001a055c"/>
    </style:style>
    <style:style style:name="T10" style:family="text">
      <style:text-properties officeooo:rsid="001c00c3"/>
    </style:style>
    <style:style style:name="T11" style:family="text">
      <style:text-properties fo:font-weight="bold" style:font-weight-asian="bold" style:font-weight-complex="bold"/>
    </style:style>
    <style:style style:name="T12" style:family="text">
      <style:text-properties fo:font-weight="bold" officeooo:rsid="001c00c3" style:font-weight-asian="bold" style:font-weight-complex="bold"/>
    </style:style>
    <style:style style:name="T13" style:family="text">
      <style:text-properties officeooo:rsid="00206246"/>
    </style:style>
    <style:style style:name="T14" style:family="text">
      <style:text-properties officeooo:rsid="0022f361"/>
    </style:style>
    <style:style style:name="T15" style:family="text">
      <style:text-properties style:font-name="Courier New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Massey University</text:span></text:p>
      <text:p text:style-name="P24"><text:span text:style-name="T1">School of Engineering and Advanced Technology</text:span></text:p>
      <text:p text:style-name="P24"><text:span text:style-name="T1">Computer Science and Information Technology</text:span></text:p>
      <text:p text:style-name="P24"><text:span text:style-name="T1"/></text:p>
      <text:p text:style-name="P19"><text:span text:style-name="T2">Discover Computing With the Raspberry Pi 3</text:span></text:p>
      <text:p text:style-name="P23"><text:span text:style-name="T2"/></text:p>
      <text:p text:style-name="P5"><text:bookmark text:name="h.kqcwjeg8au95"/><text:span text:style-name="T5">Activity 2: Developing the LED Graphics Editor for the Sense HAT</text:span></text:p>
      <text:p text:style-name="P1"/>
      <text:h text:style-name="P14" text:outline-level="10"><text:bookmark text:name="h.6erjxjmwuwv7"/>Description and Aim of Activity 2</text:h>
      <text:p text:style-name="P3"><text:span text:style-name="T3">In this activity you will be given a basic LED Editor, as a Python program, that allows you to use the joystick on the Sense HAT or the Arrow Keys and the Enter Key on the keyboard attached to the Raspberry Pi 3 to draw graphics on the LED array of the Sense HAT. The aim of the tasks in Activity 2 is to improve the basic LED Editor by coding, in the Python language, additional features such as drawing with different colours, the delete or erase feature, and drawing horizontal lines.</text:span></text:p>
      <text:h text:style-name="P14" text:outline-level="10"><text:bookmark text:name="h.t22087m6vzaf"/>Learning Objectives for Activity 2</text:h>
      <text:p text:style-name="P3"><text:span text:style-name="T2">By the end of this Activity, you should be able to:</text:span></text:p>
      <text:list xml:id="list5189037108062007133" text:style-name="LS1">
        <text:list-item>
          <text:p text:style-name="P21"><text:span text:style-name="T3">Describe the basic features of a graphics editor;</text:span></text:p>
        </text:list-item>
        <text:list-item>
          <text:p text:style-name="P21"><text:span text:style-name="T3">Develop simple elements of an algorithm <text:s/>that detect joystick movements and presses and produce the desired visual effects of these actions on the LED matrix;</text:span></text:p>
        </text:list-item>
        <text:list-item>
          <text:p text:style-name="P21"><text:span text:style-name="T3">Develop simple elements of an algorithm that changes the colour of pixels on the LED matrix;</text:span></text:p>
        </text:list-item>
        <text:list-item>
          <text:p text:style-name="P21"><text:span text:style-name="T3">Develop simple elements of an algorithm that draws lines on the LED matrix; </text:span></text:p>
        </text:list-item>
        <text:list-item>
          <text:p text:style-name="P21"><text:span text:style-name="T3">Implement graphics editing primitives for the LED matrix in the Python programming language for the Sense HAT on the Raspberry Pi 3; and</text:span></text:p>
        </text:list-item>
        <text:list-item>
          <text:p text:style-name="P21"><text:span text:style-name="T3">Explain the concepts and basic features of a graphics editing software environment.</text:span></text:p>
        </text:list-item>
      </text:list>
      <text:p text:style-name="P20"/>
      <text:h text:style-name="P16" text:outline-level="10"><text:bookmark text:name="h.d9pi5wfaxvz"/>Activity 2: <text:span text:style-name="T6">The Starter Kit</text:span></text:h>
      <text:p text:style-name="P4"/>
      <text:p text:style-name="P3"><text:span text:style-name="T4">The Basic LED Editor:</text:span><text:span text:style-name="T3"> In each of the the tasks in this activity, you must always start by opening the Python program, </text:span><text:span text:style-name="T7">basic-led-editor.py</text:span><text:span text:style-name="T3">, which you must rename by addition that task number to the filename, e.g., </text:span><text:span text:style-name="T7">basic-led-editor1.py</text:span><text:span text:style-name="T3">. The given basic LED Editor runs to navigate using joystick or Arrow Keys and turn pixel to white colour on pressing down the joystick or pressing Enter Key on the keyboard. The basic LED editor allows you to draw on the LED matrix</text:span></text:p>
      <text:h text:style-name="P15" text:outline-level="10"><text:bookmark text:name="h.wlpjcbat7xa5"/>Activity 2: <text:span text:style-name="T6">Tasks to be Done</text:span></text:h>
      <text:p text:style-name="P4"/>
      <text:p text:style-name="P3"><text:span text:style-name="T3">Task 0:</text:span></text:p>
      <text:p text:style-name="P3"><text:span text:style-name="T3">Study the program, </text:span><text:span text:style-name="T15">basic-led-editor.py</text:span><text:span text:style-name="T3">, focusing on the explanations given in the comments throughout the program code.</text:span></text:p>
      <text:p text:style-name="P4"/>
      <text:p text:style-name="P3"><text:span text:style-name="T3">Using the new renamed program file,</text:span><text:span text:style-name="T7"> basic-led-editor</text:span><text:span text:style-name="T8">N</text:span><text:span text:style-name="T7">.py</text:span><text:span text:style-name="T3">, where N is the task number, do the following tasks:</text:span></text:p>
      <text:p text:style-name="P4"/>
      <text:p text:style-name="P3"><text:span text:style-name="T3">Task 1:</text:span></text:p>
      <text:p text:style-name="P3"><text:span text:style-name="T3">Modify to make pixel black or off when clicked thus implementing erasing or deleting colour from a pixel;</text:span></text:p>
      <text:p text:style-name="P4"/>
      <text:p text:style-name="P3"><text:span text:style-name="T3">Task 2</text:span></text:p>
      <text:p text:style-name="P3"><text:span text:style-name="T3">Add an extra colour for drawing - this will include finding the proper RGB specification for the colour, orange, adding it to the color dictionary;</text:span></text:p>
      <text:p text:style-name="P4"/>
      <text:p text:style-name="P3"><text:span text:style-name="T3">Task 3</text:span></text:p>
      <text:p text:style-name="P3"><text:span text:style-name="T3">Modify the basic LED Editor to be able to draw in different colours. You will modify the program so that one can navigate the LED matrix space and change color of a pixel though the sequence: white, blue, orange and then black/off when clicked.</text:span></text:p>
      <text:p text:style-name="P4"/>
      <text:p text:style-name="P3"><text:span text:style-name="T3">Task 4</text:span></text:p>
      <text:p text:style-name="P3"><text:span text:style-name="T3">Given the functions </text:span><text:span text:style-name="T7">hline(x1,y1, w2,y2)</text:span><text:span text:style-name="T3"> and </text:span><text:span text:style-name="T7">vline(x1,y1, w2,y2)</text:span><text:span text:style-name="T3">, modify the program to draw horizontal and vertical line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style:page-number="auto" fo:padding="0cm" fo:border-left="none" fo:border-right="none" fo:border-top="none" fo:border-bottom="1.5pt solid #808080"/>
    </style:style>
    <style:style style:name="MP2" style:family="paragraph" style:parent-style-name="Standard">
      <style:paragraph-properties fo:line-height="115%" fo:break-before="auto" fo:break-after="auto" style:writing-mode="lr-tb"/>
    </style:style>
    <style:style style:name="MP3" style:family="paragraph" style:parent-style-name="Standard">
      <style:paragraph-properties fo:line-height="115%" fo:text-align="end" style:justify-single-word="false" fo:break-before="auto" fo:break-after="auto" style:writing-mode="lr-tb"/>
    </style:style>
    <style:page-layout style:name="Mpm1">
      <style:page-layout-properties fo:page-width="21.001cm" fo:page-height="29.7cm" style:num-format="1" style:print-orientation="portrait" fo:margin-top="1cm" fo:margin-bottom="1.249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49cm" fo:margin-left="0cm" fo:margin-right="0cm" fo:margin-top="0cm" style:dynamic-spacing="true"/>
      </style:footer-style>
    </style:page-layout>
  </office:automatic-styles>
  <office:master-styles>
    <style:master-page style:name="Standard" style:page-layout-name="Mpm1">
      <style:footer>
        <text:p text:style-name="MP1"/>
        <text:p text:style-name="MP2"/>
        <text:p text:style-name="MP3">Page |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dc:title/>
    <meta:initial-creator/>
    <dc:creator>Kuda Dube</dc:creator>
    <meta:editing-cycles>12</meta:editing-cycles>
    <dc:date>2016-07-17T15:57:57.241000000</dc:date>
    <meta:editing-duration>PT2H3M8S</meta:editing-duration>
    <meta:document-statistic meta:table-count="0" meta:image-count="0" meta:object-count="0" meta:page-count="2" meta:paragraph-count="30" meta:word-count="489" meta:character-count="2830" meta:non-whitespace-character-count="2375"/>
  </office:meta>
</office:document-meta>
</file>